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YwJQf26zV95zplrCj0mcTx3s7YkJp00rMbW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07:29.512998254</meta:creation-date>
    <dc:date>2025-04-30T20:38:50.364417209</dc:date>
    <meta:editing-duration>PT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